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65f8e" officeooo:paragraph-rsid="003aa3b0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390b11" officeooo:paragraph-rsid="00390b11" style:font-style-asian="normal" style:font-style-complex="normal"/>
    </style:style>
    <style:style style:name="P14" style:family="paragraph" style:parent-style-name="Standard">
      <style:text-properties style:text-position="0% 100%" style:font-name="Liberation Serif" fo:font-style="normal" officeooo:rsid="00390b11" officeooo:paragraph-rsid="003aa3b0" style:font-style-asian="normal" style:font-style-complex="normal"/>
    </style:style>
    <style:style style:name="P15" style:family="paragraph" style:parent-style-name="Standard">
      <style:text-properties style:text-position="0% 100%" style:font-name="Liberation Serif" officeooo:rsid="001c05a7" officeooo:paragraph-rsid="001c05a7"/>
    </style:style>
    <style:style style:name="P16" style:family="paragraph" style:parent-style-name="Standard">
      <style:text-properties style:text-position="0% 100%" style:font-name="Liberation Serif" officeooo:rsid="002cf326" officeooo:paragraph-rsid="002cf326"/>
    </style:style>
    <style:style style:name="P17" style:family="paragraph" style:parent-style-name="Standard">
      <style:text-properties officeooo:rsid="00165f8e" officeooo:paragraph-rsid="00165f8e"/>
    </style:style>
    <style:style style:name="P18" style:family="paragraph" style:parent-style-name="Standard">
      <style:text-properties officeooo:rsid="00180fa4" officeooo:paragraph-rsid="00180fa4"/>
    </style:style>
    <style:style style:name="P19" style:family="paragraph" style:parent-style-name="Standard">
      <style:text-properties style:font-name="Liberation Serif" officeooo:rsid="001c05a7" officeooo:paragraph-rsid="00116aaf"/>
    </style:style>
    <style:style style:name="P20" style:family="paragraph" style:parent-style-name="Text_20_body">
      <style:text-properties officeooo:rsid="001f2238" officeooo:paragraph-rsid="001f2238"/>
    </style:style>
    <style:style style:name="P21" style:family="paragraph" style:parent-style-name="Text_20_body">
      <style:text-properties officeooo:rsid="00225551" officeooo:paragraph-rsid="00225551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6a722" officeooo:paragraph-rsid="0026a722"/>
    </style:style>
    <style:style style:name="P24" style:family="paragraph" style:parent-style-name="Text_20_body">
      <style:text-properties officeooo:rsid="002be0a6" officeooo:paragraph-rsid="002be0a6"/>
    </style:style>
    <style:style style:name="P25" style:family="paragraph" style:parent-style-name="Text_20_body">
      <style:text-properties officeooo:rsid="002f479d" officeooo:paragraph-rsid="002f479d"/>
    </style:style>
    <style:style style:name="P26" style:family="paragraph" style:parent-style-name="Text_20_body">
      <style:text-properties officeooo:rsid="003129c1" officeooo:paragraph-rsid="003129c1"/>
    </style:style>
    <style:style style:name="P27" style:family="paragraph" style:parent-style-name="Text_20_body">
      <style:text-properties officeooo:rsid="003315ea" officeooo:paragraph-rsid="003315ea"/>
    </style:style>
    <style:style style:name="P28" style:family="paragraph" style:parent-style-name="Preformatted_20_Text">
      <style:text-properties officeooo:paragraph-rsid="00371499"/>
    </style:style>
    <style:style style:name="P29" style:family="paragraph" style:parent-style-name="Text_20_body">
      <style:text-properties style:text-position="super 58%" style:font-name="Liberation Serif1" officeooo:rsid="003315ea" officeooo:paragraph-rsid="003315ea"/>
    </style:style>
    <style:style style:name="P30" style:family="paragraph" style:parent-style-name="Text_20_body">
      <style:text-properties officeooo:rsid="00371499" officeooo:paragraph-rsid="00371499"/>
    </style:style>
    <style:style style:name="P31" style:family="paragraph" style:parent-style-name="Text_20_body">
      <style:text-properties officeooo:rsid="003aa3b0" officeooo:paragraph-rsid="003aa3b0"/>
    </style:style>
    <style:style style:name="P32" style:family="paragraph" style:parent-style-name="Text_20_body">
      <style:text-properties officeooo:rsid="003b06e3" officeooo:paragraph-rsid="003b06e3"/>
    </style:style>
    <style:style style:name="P33" style:family="paragraph" style:parent-style-name="Text_20_body">
      <style:text-properties officeooo:rsid="003eb58e" officeooo:paragraph-rsid="003eb58e"/>
    </style:style>
    <style:style style:name="P34" style:family="paragraph" style:parent-style-name="Text_20_body">
      <style:text-properties officeooo:rsid="003f9cf2" officeooo:paragraph-rsid="003f9cf2"/>
    </style:style>
    <style:style style:name="P35" style:family="paragraph" style:parent-style-name="Text_20_body">
      <style:text-properties officeooo:rsid="003f9cf2" officeooo:paragraph-rsid="003f9cf2"/>
    </style:style>
    <style:style style:name="P36" style:family="paragraph" style:parent-style-name="Text_20_body">
      <style:text-properties officeooo:rsid="0040371a" officeooo:paragraph-rsid="0040371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1369f2"/>
    </style:style>
    <style:style style:name="T10" style:family="text">
      <style:text-properties style:text-position="0% 100%" style:font-name="Liberation Serif" fo:font-style="italic" style:font-style-asian="italic" style:font-style-complex="italic"/>
    </style:style>
    <style:style style:name="T11" style:family="text">
      <style:text-properties style:text-position="0% 100%" style:font-name="Liberation Serif" fo:font-style="normal" style:font-style-asian="normal" style:font-style-complex="normal"/>
    </style:style>
    <style:style style:name="T12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3" style:family="text">
      <style:text-properties style:text-position="0% 100%" style:font-name="Liberation Serif" officeooo:rsid="00165f8e"/>
    </style:style>
    <style:style style:name="T14" style:family="text">
      <style:text-properties style:text-position="0% 100%" style:font-name="Liberation Serif" officeooo:rsid="002cf326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officeooo:rsid="003b3aa8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erif"/>
    </style:style>
    <style:style style:name="T19" style:family="text">
      <style:text-properties style:text-position="super 58%" style:font-name="Liberation Serif" fo:font-style="normal" style:font-style-asian="normal" style:font-style-complex="normal"/>
    </style:style>
    <style:style style:name="T20" style:family="text">
      <style:text-properties style:text-position="super 58%" style:font-name="Liberation Serif" officeooo:rsid="00189837"/>
    </style:style>
    <style:style style:name="T21" style:family="text">
      <style:text-properties style:text-position="super 58%" style:font-name="Liberation Serif1"/>
    </style:style>
    <style:style style:name="T22" style:family="text">
      <style:text-properties style:text-position="super 58%" officeooo:rsid="003b3aa8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240e79"/>
    </style:style>
    <style:style style:name="T25" style:family="text">
      <style:text-properties officeooo:rsid="0036af3a"/>
    </style:style>
    <style:style style:name="T26" style:family="text">
      <style:text-properties officeooo:rsid="00371499"/>
    </style:style>
    <style:style style:name="T27" style:family="text">
      <style:text-properties fo:font-style="italic" officeooo:rsid="00385eaa" style:font-style-asian="italic" style:font-style-complex="italic"/>
    </style:style>
    <style:style style:name="T28" style:family="text">
      <style:text-properties officeooo:rsid="003b06e3"/>
    </style:style>
    <style:style style:name="T29" style:family="text">
      <style:text-properties officeooo:rsid="003b3aa8"/>
    </style:style>
    <style:style style:name="T30" style:family="text">
      <style:text-properties officeooo:rsid="003b782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2"><text:span text:style-name="T1">Sun true geometric longitude, mean equinox of date, Θ = L</text:span><text:span text:style-name="T6">0</text:span><text:span text:style-name="T8"> + C. </text:span><text:span text:style-name="T14">True anomaly</text:span><draw:frame draw:style-name="fr1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/>
      <text:p text:style-name="P15">That is the equation of the centre – might be better to use chapter 29 page 195 <draw:frame draw:style-name="fr1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So <draw:frame draw:style-name="fr1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8">For apparent longitude λ referred to true equinox of date, need nutation and abe</text:span><text:span text:style-name="T9">r</text:span><text:span text:style-name="T8">ration.</text:span></text:p>
      <text:p text:style-name="P5"/>
      <text:p text:style-name="P5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5">(includes aberration 20”.49552 and nutation)</text:span></text:p>
      <text:p text:style-name="P5"/>
      <text:p text:style-name="Horizontal_20_Line"/>
      <text:p text:style-name="P3"><text:span text:style-name="T13">Chapter 21 page 135 – m</text:span><text:span text:style-name="T8">ean obliquity of the ecliptic -</text:span></text:p>
      <text:p text:style-name="P6"/>
      <text:p text:style-name="P3"><text:span text:style-name="T8">ε = 23° 26’ 21”.448 – 46”.8150 T – 0”.000 59 T</text:span><text:span text:style-name="T18">2</text:span><text:span text:style-name="T8"> + 0”.001 813 T</text:span><text:span text:style-name="T18">3</text:span></text:p>
      <text:p text:style-name="P7"/>
      <text:p text:style-name="P4"><text:span text:style-name="T2">S</text:span><text:span text:style-name="T1">un RA and DEC, add</text:span><text:span text:style-name="T1"><draw:frame draw:style-name="fr1" draw:name="Object10" text:anchor-type="as-char" svg:width="2.752cm" svg:height="0.52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20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8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, </text:span><text:span text:style-name="T8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7"><text:span text:style-name="T8">Chapter 11 page 83 – mean sidereal time at Greenwich at 0</text:span><text:span text:style-name="T18">h</text:span><text:span text:style-name="T8"> UT is – </text:span></text:p>
      <text:p text:style-name="P8"/>
      <text:p text:style-name="P8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7"><text:span text:style-name="T8">or, for </text:span><text:span text:style-name="T10">any</text:span><text:span text:style-name="T11"> instant (not just 0</text:span><text:span text:style-name="T19">h </text:span><text:span text:style-name="T11">UT) –</text:span></text:p>
      <text:p text:style-name="P9"/>
      <text:p text:style-name="P9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Terms are probably 280.460618375, 360.985 647 366 2863, 0.000 387 933, 38709677 (1/2.583e-8)</text:p>
      <text:p text:style-name="P13"/>
      <text:p text:style-name="P11"><text:soft-page-break/>Correction for equation of the equinoxes –</text:p>
      <text:p text:style-name="P11"/>
      <text:p text:style-name="P18"><text:span text:style-name="T11"><draw:frame draw:style-name="fr1" draw:name="Object15" text:anchor-type="as-char" svg:width="1.808cm" svg:height="1.012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where (chapter 21 page 132) </text:span><text:span text:style-name="T12">Δψ = -17”.20 sin Ω</text:span><text:span text:style-name="T11"> </text:span></text:p>
      <text:p text:style-name="P9"/>
      <text:p text:style-name="Horizontal_20_Line"/>
      <text:p text:style-name="P12">Chapter 14 page 98 – rising and setting</text:p>
      <text:p text:style-name="P12"/>
      <text:p text:style-name="P12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Horizontal_20_Line"/>
      <text:p text:style-name="P20">Transferring time scales</text:p>
      <text:p text:style-name="P20"><draw:frame draw:style-name="fr1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e.g. JD = 2452000.0, T = 0.01245722108145106091, <text:span text:style-name="T1">τ</text:span><text:span text:style-name="T23"> = </text:span>986039939.37714</text:p>
      <text:p text:style-name="P23">When <text:span text:style-name="T5">τ</text:span><text:span text:style-name="T24"> </text:span>= 0, T = -0.29999998574036025775</text:p>
      <text:p text:style-name="P22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4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5">After some fitting, I get</text:p>
      <text:p text:style-name="P25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><text:soft-page-break/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Max error in <text:span text:style-name="T1">λ</text:span><text:span text:style-name="T23"> is less than 0.011 degree.</text:span></text:p>
      <text:p text:style-name="Horizontal_20_Line"/>
      <text:p text:style-name="P26">Nutation – top terms (arcseconds)</text:p>
      <text:p text:style-name="P26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Gonna use just the first term!</text:p>
      <text:p text:style-name="P27"><text:span text:style-name="T1">Ω</text:span><text:span text:style-name="T23"> = 125</text:span><text:span text:style-name="T1">°</text:span><text:span text:style-name="T23"> 02’ 40”.280 – (5</text:span><text:span text:style-name="T21">r</text:span><text:span text:style-name="T15"> + 134</text:span><text:span text:style-name="T8">°</text:span><text:span text:style-name="T15"> 08’ 10”.539)T + 7”.455T</text:span><text:span text:style-name="T21">2</text:span><text:span text:style-name="T15"> + 0”.008T</text:span><text:span text:style-name="T21">3</text:span></text:p>
      <text:p text:style-name="P29"><draw:frame draw:style-name="fr1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text:span text:style-name="T15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<text:s/>(in the TDB timescale)</text:span></text:p>
      <text:p text:style-name="Horizontal_20_Line"/>
      <text:p text:style-name="P26"><draw:frame draw:style-name="fr1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31">GMST</text:p>
      <text:p text:style-name="P10"/>
      <text:p text:style-name="P10"><draw:frame draw:style-name="fr1" draw:name="Object39" text:anchor-type="as-char" svg:width="15.859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4">Terms are probably 280.460618375, 360.985 647 366 2863, 0.000 387 933, 38709677 (1/2.583e-8)</text:p>
      <text:p text:style-name="P14"/>
      <text:p text:style-name="P14"><draw:frame draw:style-name="fr1" draw:name="Object40" text:anchor-type="as-char" svg:width="13.66cm" svg:height="1.168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8">deg/day</text:span></text:p>
      <text:p text:style-name="P32">This works out to 360.985647385402429 deg/day</text:p>
      <text:p text:style-name="P32">Our GMST at 1970/Jan/01 <text:span text:style-name="T29">0</text:span><text:span text:style-name="T22">h</text:span><text:span text:style-name="T16"> UT</text:span> is 1.749337177344993 <text:span text:style-name="T30">radians</text:span></text:p>
      <text:p text:style-name="P33">So GMST in radians is <text:span text:style-name="T7"><draw:frame draw:style-name="fr1" draw:name="Object41" text:anchor-type="as-char" svg:width="10.23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4">NOT THE RIGHT WAY TO DO IT</text:p>
      <text:p text:style-name="P34">GMST (sec, at UT1=0) = 24110.54841 + 8640184.812866 T + 0.093104 T<text:span text:style-name="T17">2</text:span> - 0.0000062 T<text:span text:style-name="T17">3</text:span></text:p>
      <text:p text:style-name="P34">Doing a fit, we get</text:p>
      <text:p text:style-name="P34">GMST (radians, UT1=0) = 0.01720279202773297 d + 1.749333927700776<text:line-break/>where d is an integer – UT1 days since 1970 Jan 1</text:p>
      <text:p text:style-name="P36">Max error is probably &lt; 0.05 seconds</text:p>
      <text:p text:style-name="Horizontal_20_Line"/>
      <text:p text:style-name="P30">Putting it all together <text:span text:style-name="T27">(needs to be checked and tested!)</text:span></text:p>
      <text:p text:style-name="Preformatted_20_Text">#include &lt;math.h&gt;</text:p>
      <text:p text:style-name="Preformatted_20_Text"><text:soft-page-break/></text:p>
      <text:p text:style-name="Preformatted_20_Text">void getSunRaDec(<text:span text:style-name="T26">double</text:span> sec, double *ra, double *dec) {</text:p>
      <text:p text:style-name="P28"><text:s text:c="2"/>double l = mod(sec/5022440.501755778+4.890800412250441,2*M_PI);</text:p>
      <text:p text:style-name="P28"><text:s text:c="2"/>// <text:span text:style-name="T26">^^ </text:span>Incl<text:span text:style-name="T26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;</text:p>
      <text:p text:style-name="Preformatted_20_Text"><text:s text:c="2"/>*ra=atan2(cos(e)*sin(lam),cos(lam));</text:p>
      <text:p text:style-name="Preformatted_20_Text"><text:s text:c="2"/>*dec=asin(sin(e)*sin(lam))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15:27:51.602000000</dc:date>
    <meta:editing-duration>PT2H26M40S</meta:editing-duration>
    <meta:editing-cycles>37</meta:editing-cycles>
    <meta:generator>LibreOffice/7.3.4.2$Windows_X86_64 LibreOffice_project/728fec16bd5f605073805c3c9e7c4212a0120dc5</meta:generator>
    <meta:document-statistic meta:table-count="0" meta:image-count="0" meta:object-count="41" meta:page-count="4" meta:paragraph-count="79" meta:word-count="363" meta:character-count="2326" meta:non-whitespace-character-count="1973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39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40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>θ</mi>
                    <mn>0</mn>
                  </msub>
                </mrow>
                <mi mathvariant="italic">dt</mi>
              </mfrac>
            </mrow>
            <mo fence="true" form="postfix" stretchy="true">|</mo>
          </mrow>
          <mrow>
            <mi>T</mi>
            <mo stretchy="false">=</mo>
            <mn>0.9</mn>
          </mrow>
        </msub>
        <mo stretchy="false">=</mo>
        <mn>360.985</mn>
      </mrow>
      <mn>647</mn>
      <mn>366</mn>
      <mrow>
        <mn>2863</mn>
        <mo stretchy="false">+</mo>
        <mfrac>
          <mrow>
            <mo fence="true" form="prefix" stretchy="false">(</mo>
            <mrow>
              <mrow>
                <mrow>
                  <mn>2</mn>
                  <mo stretchy="false">×</mo>
                  <mn>0.000</mn>
                </mrow>
                <mn>387</mn>
                <mrow>
                  <mrow>
                    <mn>933</mn>
                    <mo stretchy="false">×</mo>
                    <mn>0.9</mn>
                  </mrow>
                  <mo stretchy="false">−</mo>
                  <mrow>
                    <mn>3</mn>
                    <mo stretchy="false">×</mo>
                    <mn>2.583e-3</mn>
                    <mo stretchy="false">×</mo>
                    <msup>
                      <mn>0.9</mn>
                      <mn>2</mn>
                    </msup>
                  </mrow>
                </mrow>
              </mrow>
            </mrow>
            <mo fence="true" form="postfix" stretchy="false">)</mo>
          </mrow>
          <mn>36525</mn>
        </mfrac>
      </mrow>
    </mrow>
    <annotation encoding="StarMath 5.0">evaluate {{ d%theta_0 } over dt}  from{T=0.9} = 360.985 647 366 2863 + ( 2 times 0.000 387 933 times 0.9 - 3 times 2.583e-3 times 0.9^2 ) over 36525</annotation>
  </semantics>
</math>
</file>

<file path=Object 41/content.xml><?xml version="1.0" encoding="utf-8"?>
<math xmlns="http://www.w3.org/1998/Math/MathML" display="block">
  <semantics>
    <mrow>
      <mn>1.749337177344993</mn>
      <mo stretchy="false">+</mo>
      <mrow>
        <mrow>
          <mo fence="true" form="prefix" stretchy="true">(</mo>
          <mrow>
            <mrow>
              <msup>
                <mn>1</mn>
                <mi mathvariant="italic">rev</mi>
              </msup>
              <mn>0.01720279213894588</mn>
            </mrow>
          </mrow>
          <mo fence="true" form="postfix" stretchy="true">)</mo>
        </mrow>
        <mo stretchy="false">×</mo>
        <mfrac>
          <mi>τ</mi>
          <mn>86400</mn>
        </mfrac>
      </mrow>
    </mrow>
    <annotation encoding="StarMath 5.0">1.749337177344993 + left ( 1^rev 0.01720279213894588 right ) times {%tau over 86400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